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ff00ff"/>
    </style:style>
    <style:style style:name="P5" style:family="paragraph" style:parent-style-name="Standard">
      <style:paragraph-properties fo:margin-left="0.5in" fo:margin-right="0in" fo:text-indent="0in" style:auto-text-indent="false"/>
      <style:text-properties fo:color="#ff0000"/>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10">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9">
      <style:paragraph-properties fo:margin-left="1in" fo:margin-right="0in" fo:text-indent="-0.25in" style:auto-text-indent="false"/>
    </style:style>
    <style:style style:name="P17" style:family="paragraph" style:parent-style-name="Standard" style:list-style-name="WWNum5">
      <style:paragraph-properties fo:margin-left="1in" fo:margin-right="0in" fo:text-indent="-0.25in" style:auto-text-indent="false"/>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fo:font-weight="bold"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GC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91" text:visited-style-name="ListLabel_20_91"><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91" text:visited-style-name="ListLabel_20_91"><text:span text:style-name="T14">https://meet.jit.si/pedro9000#config.disableAP=true&amp;config.disableAEC=true&amp;config.disableAGC=true</text:span></text:a></text:p>
      <text:p text:style-name="P2"/>
      <text:p text:style-name="P1"><draw:rect text:anchor-type="as-char" style:rel-width="100%" draw:z-index="0" draw:style-name="gr1" draw:text-style-name="P19"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9"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
      <text:p text:style-name="P1"><draw:rect text:anchor-type="as-char" style:rel-width="100%" draw:z-index="2" draw:style-name="gr1" draw:text-style-name="P19" svg:width="0.0012in" svg:height="0.0213in"><text:p/></draw:rect></text:p>
      <text:p text:style-name="Standard"><text:span text:style-name="T2">Rundown: You know the drill </text:span></text:p>
      <text:p text:style-name="Standard"><text:soft-page-break/></text:p>
      <text:p text:style-name="Standard"/>
      <text:p text:style-name="P3"/>
      <text:p text:style-name="P1"><draw:rect text:anchor-type="as-char" style:rel-width="100%" draw:z-index="3" draw:style-name="gr1" draw:text-style-name="P19" svg:width="0.0012in" svg:height="0.0213in"><text:p/></draw:rect></text:p>
      <text:p text:style-name="P1"><text:span text:style-name="T7">What we’re up to :</text:span></text:p>
      <text:p text:style-name="P1"><text:span text:style-name="T7">V - I’ve begun deciphering the videos taken at SCALE. Also we’re giving away a copy of Humble Bundle 20. Go watch LGC Weekly344 for the deets. </text:span></text:p>
      <text:p text:style-name="P1"><text:span text:style-name="T7">J - Wow, I have done a year now, 52 weeks of LWDW!!! <text:s/>Wednesday March 28, 2018 was my first show as a full time Co-host \:-D/ <text:s/>What a ride it's been . . . <text:s/>And we were talking about SCaLE 16x then so now today SCaLE 17x :-D</text:span></text:p>
      <text:p text:style-name="P1"><text:span text:style-name="T7">P - </text:span></text:p>
      <text:p text:style-name="Standard"><draw:rect text:anchor-type="as-char" style:rel-width="100%" draw:z-index="4" draw:style-name="gr1" draw:text-style-name="P19" svg:width="0.0012in" svg:height="0.0213in"><text:p/></draw:rect></text:p>
      <text:p text:style-name="Standard">News</text:p>
      <text:p text:style-name="P5"/>
      <text:p text:style-name="Standard"><text:span text:style-name="T11">Devil in the Stallman </text:span></text:p>
      <text:p text:style-name="Standard"><text:a xlink:type="simple" xlink:href="https://www.gnu.org/philosophy/install-fest-devil" text:style-name="ListLabel_20_92" text:visited-style-name="ListLabel_20_92"><text:span text:style-name="T15">https://www.gnu.org/philosophy/install-fest-devil</text:span></text:a></text:p>
      <text:list xml:id="list2784874434" text:style-name="WWNum2">
        <text:list-item>
          <text:p text:style-name="P6"><text:span text:style-name="T5">Having hosted several LinuxChix LA installfests I understand the dilemma of non free software and proprietary hardware driver installs.</text:span></text:p>
        </text:list-item>
        <text:list-item>
          <text:p text:style-name="P6"><text:span text:style-name="T5">We have even suggested that people bring their old laptops or newer laptops with them, which usually use an AMD APU or Intel GPU and can use the open source graphics drivers.</text:span></text:p>
        </text:list-item>
        <text:list-item>
          <text:p text:style-name="P6"><text:span text:style-name="T5">As an animation teacher though, and having many of my students learning Linux at our LinuxChix LA installfests, I often have them install proprietary animation apps like Maya, Modo, DaVinci Resolve etc. to teach my students the industry standard apps they will encounter.</text:span></text:p>
        </text:list-item>
        <text:list-item>
          <text:p text:style-name="P6"><text:span text:style-name="T5">But, of course, also teach my students to use the open source and now industry standard Blender, Krita, Inkscape and GIMP and the many advantages of open source software over proprietary.</text:span></text:p>
        </text:list-item>
        <text:list-item>
          <text:p text:style-name="P6"><text:span text:style-name="T9">I treat operating systems as a tool, not a religion. </text:span></text:p>
        </text:list-item>
        <text:list-item>
          <text:p text:style-name="P6"><text:span text:style-name="T9">When it comes to software / hardware I’m flexible. </text:span></text:p>
        </text:list-item>
        <text:list-item>
          <text:p text:style-name="P6"><text:span text:style-name="T9">I’ll always favour FLOSS over proprietary but it boils down to using the right tool for the job. </text:span></text:p>
        </text:list-item>
        <text:list-item>
          <text:p text:style-name="P6"><text:span text:style-name="T9">I have a license for Tracktion but use Ardour because it gets the job done. </text:span></text:p>
        </text:list-item>
        <text:list-item>
          <text:p text:style-name="P6"><text:soft-page-break/><text:span text:style-name="T9">DaVinci Resolve would make better use of my hardware but KDENlive, gets the job done. </text:span></text:p>
        </text:list-item>
        <text:list-item>
          <text:p text:style-name="P6"><text:span text:style-name="T12">Them’s quite the mental gymnastics to at the same time incentivize a demon as a necessity but refusing to admit it is as such.</text:span></text:p>
        </text:list-item>
        <text:list-item>
          <text:p text:style-name="P6"><text:span text:style-name="T12">As much as I wish we could have a truly free world, software and hardware-wise, we don’t.</text:span></text:p>
        </text:list-item>
        <text:list-item>
          <text:p text:style-name="P6"><text:span text:style-name="T12">Efforts are being made for the sake of libreboot, but that’s all focused on older hardware.</text:span></text:p>
        </text:list-item>
        <text:list-item>
          <text:p text:style-name="P6"><text:span text:style-name="T12">Case in point...</text:span></text:p>
        </text:list-item>
      </text:list>
      <text:p text:style-name="Standard"/>
      <text:p text:style-name="Standard"><text:span text:style-name="T11">7 new FSF-certified devices</text:span></text:p>
      <text:p text:style-name="Standard"><text:a xlink:type="simple" xlink:href="https://www.fsf.org/news/seven-new-devices-from-thinkpenguin-inc-now-fsf-certified-to-respect-your-freedom" text:style-name="ListLabel_20_92" text:visited-style-name="ListLabel_20_92"><text:span text:style-name="T15">https://www.fsf.org/news/seven-new-devices-from-thinkpenguin-inc-now-fsf-certified-to-respect-your-freedom</text:span></text:a></text:p>
      <text:list xml:id="list4017596672" text:style-name="WWNum3">
        <text:list-item>
          <text:p text:style-name="P7"><text:span text:style-name="T9">These are not the first devices from ThinkPenguin to receive RYF certification.</text:span></text:p>
        </text:list-item>
        <text:list-item>
          <text:p text:style-name="P7"><text:span text:style-name="T5">Richard Stallman approved hardware.</text:span></text:p>
        </text:list-item>
        <text:list-item>
          <text:p text:style-name="P7"><text:span text:style-name="T5">ThinkPenguin had some of these devices on display at their booth at SCaLE 17x and I spotted the Penguin Wireless N Dual-Band PCIe Card and the Penguin Wireless G USB Adapter. . .</text:span></text:p>
        </text:list-item>
        <text:list-item>
          <text:p text:style-name="P7"><text:span text:style-name="T12">Okay, so these are not necessarily old as they’re based on antiquated technologies because only now is it feasible for them to be commercialized as truly libre technologies.</text:span></text:p>
        </text:list-item>
      </text:list>
      <text:p text:style-name="Standard"/>
      <text:p text:style-name="Standard"><text:span text:style-name="T8">OpenShot 2.4.4</text:span></text:p>
      <text:p text:style-name="Standard"><text:a xlink:type="simple" xlink:href="https://www.openshot.org/blog/2019/03/20/openshot-244-released-keyframe-scaling-docking-and-more/" text:style-name="ListLabel_20_92" text:visited-style-name="ListLabel_20_92"><text:span text:style-name="T15">https://www.openshot.org/blog/2019/03/20/openshot-244-released-keyframe-scaling-docking-and-more/</text:span></text:a></text:p>
      <text:list xml:id="list1792450178" text:style-name="WWNum8">
        <text:list-item>
          <text:p text:style-name="P8"><text:span text:style-name="T5">Now includes the ability to use user-defined export presets for rendering via a config text file that launches on startup.</text:span></text:p>
        </text:list-item>
        <text:list-item>
          <text:p text:style-name="P8"><text:span text:style-name="T5">There was a bad waveform bug that has finally been fixed! <text:s/>Now when you split a clip in the timeline the audio waveform stays intact instead of disappearing.</text:span></text:p>
        </text:list-item>
        <text:list-item>
          <text:p text:style-name="P8"><text:span text:style-name="T5">A new user community official OpenShot subreddit: </text:span><text:a xlink:type="simple" xlink:href="https://www.reddit.com/r/OpenShot/" text:style-name="ListLabel_20_92" text:visited-style-name="ListLabel_20_92"><text:span text:style-name="T15">https://www.reddit.com/r/OpenShot/</text:span></text:a></text:p>
        </text:list-item>
        <text:list-item>
          <text:p text:style-name="P8"><text:span text:style-name="T9">DL and tested the AppImage.</text:span></text:p>
        </text:list-item>
        <text:list-item>
          <text:p text:style-name="P8"><text:span text:style-name="T9">Worked with the SCALE video well enough. </text:span></text:p>
        </text:list-item>
        <text:list-item>
          <text:p text:style-name="P8"><text:span text:style-name="T9">Performance and stability improvements, along with some major bug fixes, lots of polish, and many new features.</text:span></text:p>
        </text:list-item>
      </text:list>
      <text:p text:style-name="P4"><text:soft-page-break/></text:p>
      <text:p text:style-name="Standard"><text:span text:style-name="T9">KDENlive Sprint 2019</text:span></text:p>
      <text:p text:style-name="Standard"><text:a xlink:type="simple" xlink:href="https://kdenlive.org/en/2019/03/sprint-2019-in-lyon/" text:style-name="ListLabel_20_92" text:visited-style-name="ListLabel_20_92"><text:span text:style-name="T15">https://kdenlive.org/en/2019/03/sprint-2019-in-lyon/</text:span></text:a></text:p>
      <text:list xml:id="list2586833761" text:style-name="WWNum4">
        <text:list-item>
          <text:p text:style-name="P9"><text:span text:style-name="T9">Fix all known blocking bugs for the release.</text:span></text:p>
        </text:list-item>
        <text:list-item>
          <text:p text:style-name="P9"><text:span text:style-name="T9">Test and fix new/hidden bugs.</text:span></text:p>
        </text:list-item>
        <text:list-item>
          <text:p text:style-name="P9"><text:span text:style-name="T9">Decide which features to add after the release.</text:span></text:p>
        </text:list-item>
        <text:list-item>
          <text:p text:style-name="P9"><text:span text:style-name="T9">Review the user interface and usability.</text:span></text:p>
        </text:list-item>
        <text:list-item>
          <text:p text:style-name="P9"><text:span text:style-name="T9">Usability testing. </text:span></text:p>
        </text:list-item>
        <text:list-item>
          <text:p text:style-name="P9"><text:span text:style-name="T9">Testing effects and attempting to improve render speed. </text:span></text:p>
        </text:list-item>
        <text:list-item>
          <text:p text:style-name="P9"><text:span text:style-name="T9">Committed 85 fixes and implemented some new and old features.</text:span></text:p>
        </text:list-item>
        <text:list-item>
          <text:p text:style-name="P9"><text:span text:style-name="T9">Can we get some CUDA acceleration? <text:s/></text:span></text:p>
        </text:list-item>
        <text:list-item>
          <text:p text:style-name="P9"><text:span text:style-name="T9">NVENC export options would be a nice touch. </text:span></text:p>
        </text:list-item>
        <text:list-item>
          <text:p text:style-name="P9"><text:span text:style-name="T9">I keep flirting with buying a DaVinci Resolve activation card. </text:span></text:p>
        </text:list-item>
        <text:list-item>
          <text:p text:style-name="P9"><text:span text:style-name="T9">It took some doing to get our toolchain 100% FLOSS and I want to keep it that way if possible. </text:span></text:p>
        </text:list-item>
        <text:list-item>
          <text:p text:style-name="P9"><text:span text:style-name="T12">That’s a very good way to get things done.</text:span></text:p>
        </text:list-item>
        <text:list-item>
          <text:p text:style-name="P9"><text:span text:style-name="T12">Spend a couple of days hammering on it while hammering down some adult beverages and snacks.</text:span></text:p>
        </text:list-item>
        <text:list-item>
          <text:p text:style-name="P9"><text:span text:style-name="T5">Yeah kdenlive, do this every year like Canonical does and many other open source projects!</text:span></text:p>
        </text:list-item>
      </text:list>
      <text:p text:style-name="Standard"/>
      <text:p text:style-name="Standard"><text:span text:style-name="T3">Nano update</text:span><text:span text:style-name="T7"> </text:span></text:p>
      <text:p text:style-name="Standard"><text:a xlink:type="simple" xlink:href="https://www.nano-editor.org/news.php" text:style-name="ListLabel_20_92" text:visited-style-name="ListLabel_20_92"><text:span text:style-name="T15">https://www.nano-editor.org/news.php</text:span></text:a></text:p>
      <text:list xml:id="list1554844987" text:style-name="WWNum9">
        <text:list-item>
          <text:p text:style-name="P10"><text:span text:style-name="T9">Smooth scrolling is now default, this pleases me. <text:s/></text:span></text:p>
        </text:list-item>
        <text:list-item>
          <text:p text:style-name="P10"><text:soft-page-break/><text:span text:style-name="T5">GNU nano 4.0 "Thy Rope of Sands" has been released with many updates.</text:span></text:p>
        </text:list-item>
        <text:list-item>
          <text:p text:style-name="P10"><text:span text:style-name="T5">The paragraph-jumping functions were moved from Search to Go-to-Line which makes more sense.</text:span></text:p>
        </text:list-item>
        <text:list-item>
          <text:p text:style-name="P10"><text:span text:style-name="T5">“When a line continues offscreen, it now ends with a highlighted "&gt;", instead of “$”.</text:span></text:p>
          <text:list>
            <text:list-item>
              <text:p text:style-name="P16"><text:span text:style-name="T12">It ended in a $, previously.</text:span></text:p>
            </text:list-item>
            <text:list-item>
              <text:p text:style-name="P16"><text:span text:style-name="T12">It does for me in plain text files (nano 3.2): </text:span><text:a xlink:type="simple" xlink:href="https://i.imgur.com/mdjxwWs.png" text:style-name="ListLabel_20_92" text:visited-style-name="ListLabel_20_92"><text:span text:style-name="T15">https://i.imgur.com/mdjxwWs.png</text:span></text:a></text:p>
            </text:list-item>
          </text:list>
        </text:list-item>
        <text:list-item>
          <text:p text:style-name="P10"><text:span text:style-name="T9">All in all a solid update for the next time you break X.</text:span></text:p>
          <text:list>
            <text:list-item>
              <text:p text:style-name="P16"><text:span text:style-name="T12">Or the next time you need to SSH in to some headless/TV box.</text:span><text:span text:style-name="T9"> </text:span></text:p>
            </text:list-item>
          </text:list>
        </text:list-item>
      </text:list>
      <text:p text:style-name="Standard"/>
      <text:p text:style-name="Standard"><text:span text:style-name="T11">Call for CentOS 8 Artwork</text:span></text:p>
      <text:p text:style-name="Standard"><text:a xlink:type="simple" xlink:href="https://lists.centos.org/pipermail/centos-devel/2019-March/017265.html" text:style-name="ListLabel_20_92" text:visited-style-name="ListLabel_20_92"><text:span text:style-name="T15">https://lists.centos.org/pipermail/centos-devel/2019-March/017265.html</text:span></text:a></text:p>
      <text:list xml:id="list4220063051" text:style-name="WWNum6">
        <text:list-item>
          <text:p text:style-name="P11"><text:span text:style-name="T9">Does Fedorf have a cousin? </text:span></text:p>
        </text:list-item>
        <text:list-item>
          <text:p text:style-name="P11"><text:span text:style-name="T5">I actually prefer the black and white versions of the logo with the name, because visually the logo is to busy with the four colors and detracts from the CentOS name branding.</text:span></text:p>
        </text:list-item>
        <text:list-item>
          <text:p text:style-name="P11"><text:span text:style-name="T9">CentOS 8 needs artwork because Enterprise needs to pretty. </text:span></text:p>
        </text:list-item>
        <text:list-item>
          <text:p text:style-name="P11"><text:span text:style-name="T9">Desktop backgrounds and the like. </text:span></text:p>
        </text:list-item>
        <text:list-item>
          <text:p text:style-name="P11"><text:span text:style-name="T9">Also looking for a project leader. </text:span></text:p>
        </text:list-item>
        <text:list-item>
          <text:p text:style-name="P11"><text:span text:style-name="T12">Having its own fetching theme and nice looking wallpapers might actually drive away the kind of people typically drawn to Cent.</text:span></text:p>
        </text:list-item>
        <text:list-item>
          <text:p text:style-name="P11"><text:span text:style-name="T12">Though if you are using Cent as a desktop OS, chances are you already have a folder with wallpapers and a bunch of other amenities.</text:span></text:p>
        </text:list-item>
        <text:list-item>
          <text:p text:style-name="P11"><text:span text:style-name="T12">Also, if you want people to help you with the art you’re going to have to loosen that borderline anal amount of control you have over the logo and text.</text:span></text:p>
        </text:list-item>
      </text:list>
      <text:p text:style-name="Standard"/>
      <text:p text:style-name="Standard"><text:span text:style-name="T3">Gitlab interview</text:span></text:p>
      <text:list xml:id="list2991381733" text:style-name="WWNum10">
        <text:list-item>
          <text:p text:style-name="P12"><text:span text:style-name="T5">SCaLE 17x interview with Chris Cornacchia Strategic Account Leader at GitLab.</text:span></text:p>
        </text:list-item>
        <text:list-item>
          <text:p text:style-name="P12"><text:soft-page-break/><text:span text:style-name="T5">Chris talks about upcoming changes to the GitLab workflow.</text:span></text:p>
        </text:list-item>
        <text:list-item>
          <text:p text:style-name="P12"><text:span text:style-name="T5">This was the first time that Chris had done an interview at the booth, and he did a great job.</text:span></text:p>
        </text:list-item>
        <text:list-item>
          <text:p text:style-name="P12"><text:span text:style-name="T5">Would like to thank Mr_Alert for being a wonderful cameraman, my friend Tyson for recording a backup, and my Steve_Husband for helping with passing out LWDW business cards, stickers and fliers with the interviews and making contacts for interviews. </text:span><text:span text:style-name="T7"><text:s/></text:span></text:p>
        </text:list-item>
      </text:list>
      <text:p text:style-name="Standard"><draw:rect text:anchor-type="as-char" style:rel-width="100%" draw:z-index="5" draw:style-name="gr1" draw:text-style-name="P19" svg:width="0.0012in" svg:height="0.0213in"><text:p/></draw:rect></text:p>
      <text:p text:style-name="Standard">Plugs</text:p>
      <text:p text:style-name="Standard">belrik</text:p>
      <text:p text:style-name="Standard"/>
      <text:p text:style-name="Standard"><draw:rect text:anchor-type="as-char" style:rel-width="100%" draw:z-index="6" draw:style-name="gr1" draw:text-style-name="P19" svg:width="0.0012in" svg:height="0.0213in"><text:p/></draw:rect></text:p>
      <text:p text:style-name="Standard">Slice of Pi</text:p>
      <text:p text:style-name="Standard"/>
      <text:p text:style-name="Standard"><text:span text:style-name="T3">Pi0 in a Pi</text:span> </text:p>
      <text:p text:style-name="Standard"><text:a xlink:type="simple" xlink:href="https://howchoo.com/g/zgmzytq1mmy/raspberry-pi-in-official-pi-keyboard" text:style-name="ListLabel_20_92" text:visited-style-name="ListLabel_20_92"><text:span text:style-name="T15">https://howchoo.com/g/zgmzytq1mmy/raspberry-pi-in-official-pi-keyboard</text:span></text:a></text:p>
      <text:list xml:id="list568304907" text:style-name="WWNum5">
        <text:list-item>
          <text:p text:style-name="P13"><text:span text:style-name="T5">Using the official Raspberry Pi keyboard to build an all-in-one Pi keyboard, and its battery powered!</text:span></text:p>
        </text:list-item>
        <text:list-item>
          <text:p text:style-name="P13"><text:span text:style-name="T5">I love the fact that you can still use the keyboard with other computers or Pis, as it uses a USB cable externally to connect the keyboard to the Pi.</text:span></text:p>
          <text:list>
            <text:list-item>
              <text:p text:style-name="P17"><text:span text:style-name="T12">Get one of those fancy, braided, RGB, USB cables and that loop starts to make sense.</text:span></text:p>
            </text:list-item>
          </text:list>
        </text:list-item>
        <text:list-item>
          <text:p text:style-name="P13"><text:span text:style-name="T5">I nerd rage computers built into keyboards as well. <text:s/>One of my favourite computers in my collection is a 486 all-in-one keyboard computer with a floppy disk drive!</text:span></text:p>
        </text:list-item>
      </text:list>
      <text:p text:style-name="Standard"/>
      <text:p text:style-name="Standard"><text:span text:style-name="T9">Hands on with Jetson</text:span></text:p>
      <text:p text:style-name="Standard"><text:a xlink:type="simple" xlink:href="https://www.extremetech.com/computing/288153-hands-on-with-nvidias-new-jetson-nano" text:style-name="ListLabel_20_92" text:visited-style-name="ListLabel_20_92"><text:span text:style-name="T15">https://www.extremetech.com/computing/288153-hands-on-with-nvidias-new-jetson-nano</text:span></text:a></text:p>
      <text:list xml:id="list3336230336" text:style-name="WWNum1">
        <text:list-item>
          <text:p text:style-name="P14"><text:span text:style-name="T9">Little fella runs Ubuntu. </text:span></text:p>
        </text:list-item>
        <text:list-item>
          <text:p text:style-name="P14"><text:span text:style-name="T9">Nvidia provides a basic AI tutorial in the form of a “Hello AI World” program.</text:span></text:p>
        </text:list-item>
        <text:list-item>
          <text:p text:style-name="P14"><text:soft-page-break/><text:span text:style-name="T9">Demo includes basic image recognition but you will need to hook up a camera if you want to get creepy.</text:span></text:p>
        </text:list-item>
        <text:list-item>
          <text:p text:style-name="P14"><text:span text:style-name="T9"><text:s/>Also includes plans for JetBot, an open-source robot kit. It’s a wheeled bot with cameras that can be remotely driven or programmed.</text:span></text:p>
        </text:list-item>
        <text:list-item>
          <text:p text:style-name="P14"><text:span text:style-name="T12">It’s a compute module with better specs than the SHIELD tablet.</text:span></text:p>
        </text:list-item>
        <text:list-item>
          <text:p text:style-name="P14"><text:span text:style-name="T12">Granted you need the base board/TV to plug in to, but that’s significant!</text:span></text:p>
        </text:list-item>
        <text:list-item>
          <text:p text:style-name="P14"><text:span text:style-name="T12">The $100 <text:s/>price tag for the pre-order of the consumer version is also a much better deal proposition than that Google TPU.</text:span></text:p>
        </text:list-item>
      </text:list>
      <text:p text:style-name="Standard"><draw:rect text:anchor-type="as-char" style:rel-width="100%" draw:z-index="7" draw:style-name="gr1" draw:text-style-name="P19" svg:width="0.0012in" svg:height="0.0213in"><text:p/></draw:rect></text:p>
      <text:p text:style-name="Standard">Feedback</text:p>
      <text:p text:style-name="Standard"/>
      <text:p text:style-name="Standard">Thanks</text:p>
      <text:p text:style-name="Standard"><text:a xlink:type="simple" xlink:href="https://linuxgamecast.com/bradley/?JWFUsFJ" text:style-name="ListLabel_20_92" text:visited-style-name="ListLabel_20_92"><text:span text:style-name="T15">https://linuxgamecast.com/bradley/?JWFUsFJ</text:span></text:a></text:p>
      <text:list xml:id="list2072456858" text:style-name="WWNum7">
        <text:list-item>
          <text:p text:style-name="P15"><text:span text:style-name="T5">Went ahead and installed MiyoLinux on an older laptop with the Openbox window manager and love it! <text:s/>It is so lightweight and zippy, and love the fact it is based on Devuan.</text:span></text:p>
        </text:list-item>
      </text:list>
      <text:p text:style-name="Standard"/>
      <text:p text:style-name="Standard">BUG</text:p>
      <text:p text:style-name="Standard"><text:a xlink:type="simple" xlink:href="https://linuxgamecast.com/bradley/?RQSdH2o" text:style-name="ListLabel_20_91" text:visited-style-name="ListLabel_20_91"><text:span text:style-name="T14">https://linuxgamecast.com/bradley/?RQSdH2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ff0000"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9" meta:word-count="1308" meta:character-count="7883" meta:non-whitespace-character-count="6713"/>
    <meta:generator>LibreOfficeDev/6.0.5.2$Linux_X86_64 LibreOffice_project/</meta:generator>
  </office:meta>
</office:document-meta>
</file>